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rial" fo:font-size="10pt" fo:language="de" fo:country="DE" officeooo:rsid="00197cd7" officeooo:paragraph-rsid="00197cd7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language="de" fo:country="DE" officeooo:rsid="00197cd7" officeooo:paragraph-rsid="00197cd7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language="de" fo:country="DE" style:text-underline-style="solid" style:text-underline-width="auto" style:text-underline-color="font-color" officeooo:rsid="00197cd7" officeooo:paragraph-rsid="00197cd7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language="de" fo:country="DE" style:text-underline-style="none" officeooo:rsid="00197cd7" officeooo:paragraph-rsid="00197cd7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language="de" fo:country="DE" style:text-underline-style="none" officeooo:rsid="00197cd7" officeooo:paragraph-rsid="001ad29a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language="de" fo:country="DE" style:text-underline-style="none" officeooo:rsid="001ad29a" officeooo:paragraph-rsid="001ad29a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language="de" fo:country="DE" officeooo:rsid="00197cd7" officeooo:paragraph-rsid="00197cd7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officeooo:rsid="001ad2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omputervision SoSe 2018 - Projektbericht</text:span></text:p>
      <text:p text:style-name="P1">Maximilian Deubel, Michael Albrecht</text:p>
      <text:p text:style-name="P1"/>
      <text:p text:style-name="P3">Problemstellung:</text:p>
      <text:p text:style-name="P2">Es soll auf einem gegebenen Testdatensatz (~600 Beispiele), mindestens vier verschiedene Schildertypen identifiziert und korrekt klassifiziert werden. </text:p>
      <text:p text:style-name="P2"/>
      <text:p text:style-name="P3">Problemanalyse:</text:p>
      <text:p text:style-name="P4">Die Trainingsbilder wurden bereits Nummertiert und alle Schilder darauf Markiert. Die Markierungsinformationen befinden sich in einer CSV Datei die ausgewertet werden muss. </text:p>
      <text:p text:style-name="P6">Die benutze Kamera, womit der Datensatz erstellt wurde, hatte große Probleme mit der Belichtung und Gain-Kontrolle. Bilder sind sehr oft entweder Über- oder Unterbelichtet und es ist ein relativ starkes Farbrauschen zu erkennen. Schilder die weiter in der Ferne liegen sind sehr schlecht aufgelöst.</text:p>
      <text:p text:style-name="P6">Teilweise wurde vergessen Schilder zu Markieren was die spätere Bewertung der Verarbeitungskette virtuell senkt.</text:p>
      <text:p text:style-name="P6">Für die Identifikation ist zu bemerken, dass alle Schilder (außer Ende Überholverbot / Ende Geschwindikeitsbegrenzung) sehr gesättigte Farben haben. Dadurch zeichnen Sie sich deutlich vom Hintergrund ab. </text:p>
      <text:p text:style-name="P6">In vielen Fällen stehen Schilder vor großen Blätterflächen was verstärkt durch das Farbrauschen das erkennen erschwert. </text:p>
      <text:p text:style-name="P6">Die Identifikation sollte im Besten Fall mehr Schildpositionskanidaten generieren </text:p>
      <text:p text:style-name="P6"/>
      <text:p text:style-name="P4"/>
      <text:p text:style-name="P6"/>
      <text:p text:style-name="P5">Danach gilt als erste Hürde die Position der Schilder zu finden <text:span text:style-name="T2">(Identifikation)</text:span>. Es gibt viele verschiedene Ansätze dies zu bewerkstelligen (Cascade-Classifier<text:span text:style-name="T2">s mit </text:span>HAAR / <text:span text:style-name="T2">Local Binary Patterns, Filterkette, …). Der flexibelste Ansatz wird dann gewählt. Flexibilität bezieht sich hier darauf, wie gut die Integration funktioniert und wie schnell das Parameteranpassen möglich ist.</text:span></text:p>
      <text:p text:style-name="P6">Aus der Identifikation werden jetzt für jedes Bild Mögliche Kanidaten für die Schildposition generiert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9:32:39.323382112</meta:creation-date>
    <meta:generator>LibreOffice/5.1.6.2$Linux_X86_64 LibreOffice_project/10m0$Build-2</meta:generator>
    <dc:date>2018-07-01T20:18:56.488171542</dc:date>
    <meta:editing-duration>PT11M43S</meta:editing-duration>
    <meta:editing-cycles>1</meta:editing-cycles>
    <meta:document-statistic meta:table-count="0" meta:image-count="0" meta:object-count="0" meta:page-count="1" meta:paragraph-count="13" meta:word-count="226" meta:character-count="1731" meta:non-whitespace-character-count="1512"/>
  </office:meta>
</office:document-meta>
</file>